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color="#443205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color="#443205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6" style:family="table-cell" style:parent-style-name="Default" style:data-style-name="N36">
      <style:table-cell-properties fo:border="thin solid #000000"/>
      <style:text-properties fo:font-size="10pt" style:font-size-asian="10pt" style:font-size-complex="10pt"/>
    </style:style>
    <style:style style:name="ce7" style:family="table-cell" style:parent-style-name="Default" style:data-style-name="N37">
      <style:table-cell-properties fo:border="thin solid #000000"/>
      <style:text-properties fo:font-size="10pt" style:font-size-asian="10pt" style:font-size-complex="10pt"/>
    </style:style>
    <style:style style:name="ce8" style:family="table-cell" style:parent-style-name="Default" style:data-style-name="N36"/>
    <style:style style:name="ce9" style:family="table-cell" style:parent-style-name="Default" style:data-style-name="N36"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automatic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5" style:family="table-cell" style:parent-style-name="Default" style:data-style-name="N36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37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ext-properties fo:font-size="8pt" style:font-size-asian="8pt" style:font-size-complex="8pt"/>
    </style:style>
    <style:style style:name="co1" style:family="table-column">
      <style:table-column-properties fo:break-before="auto" style:column-width="3.227916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8.466666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96333333333333cm"/>
    </style:style>
    <style:style style:name="ro1" style:family="table-row">
      <style:table-row-properties style:row-height="20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8"/>
        <table:table-column table:style-name="co4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Catégori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Nom tâche</text:p>
          </table:table-cell>
          <table:table-cell office:value-type="string" table:style-name="ce3">
            <text:p>Temps estimé</text:p>
          </table:table-cell>
          <table:table-cell office:value-type="string" table:style-name="ce3">
            <text:p>Temps passé</text:p>
          </table:table-cell>
          <table:table-cell office:value-type="string" table:style-name="ce3">
            <text:p>Temps restant</text:p>
          </table:table-cell>
          <table:table-cell office:value-type="string" table:style-name="ce3">
            <text:p>Avancement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réflexion</text:p>
          </table:table-cell>
          <table:table-cell table:style-name="ce4"/>
          <table:table-cell office:value-type="string" table:style-name="ce4">
            <text:p>bien comprendre le sujet</text:p>
          </table:table-cell>
          <table:table-cell table:style-name="ce5"/>
          <table:table-cell office:value-type="time" office:time-value="PT1H8M0S" table:style-name="ce6">
            <text:p>01:08:00</text:p>
          </table:table-cell>
          <table:table-cell office:value-type="time" office:time-value="PT0H0M0S" table:style-name="ce6">
            <text:p>00:00:00</text:p>
          </table:table-cell>
          <table:table-cell office:value-type="float" office:value="1" table:formula="of:=[.E2]/([.E2]+[.F2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se</text:p>
          </table:table-cell>
          <table:table-cell office:value-type="string" table:style-name="ce4">
            <text:p>conception</text:p>
          </table:table-cell>
          <table:table-cell office:value-type="string" table:style-name="ce4">
            <text:p>conception MCD</text:p>
          </table:table-cell>
          <table:table-cell office:value-type="time" office:time-value="PT1H0M0S" table:style-name="ce6">
            <text:p>01:00:00</text:p>
          </table:table-cell>
          <table:table-cell office:value-type="time" office:time-value="PT1H0M0S" table:style-name="ce7">
            <text:p>01:00:00</text:p>
          </table:table-cell>
          <table:table-cell office:value-type="time" office:time-value="PT0H0M0S" table:formula="of:=[.D3]-[.E3]" table:style-name="ce7">
            <text:p>00:00:00</text:p>
          </table:table-cell>
          <table:table-cell office:value-type="float" office:value="1" table:formula="of:=[.E3]/([.E3]+[.F3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se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Base avec MPD avec toutes les contraintes et enum</text:p>
          </table:table-cell>
          <table:table-cell office:value-type="time" office:time-value="PT0H15M0S" table:style-name="ce7">
            <text:p>00:15:00</text:p>
          </table:table-cell>
          <table:table-cell office:value-type="time" office:time-value="PT0H15M0S" table:style-name="ce7">
            <text:p>00:15:00</text:p>
          </table:table-cell>
          <table:table-cell office:value-type="time" office:time-value="PT0H0M0S" table:formula="of:=[.D4]-[.E4]" table:style-name="ce7">
            <text:p>00:00:00</text:p>
          </table:table-cell>
          <table:table-cell office:value-type="float" office:value="1" table:formula="of:=[.E4]/([.E4]+[.F4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se</text:p>
          </table:table-cell>
          <table:table-cell office:value-type="string" table:style-name="ce4">
            <text:p>test</text:p>
          </table:table-cell>
          <table:table-cell office:value-type="string" table:style-name="ce4">
            <text:p>insertion des données de test</text:p>
          </table:table-cell>
          <table:table-cell office:value-type="time" office:time-value="PT0H30M0S" table:style-name="ce6">
            <text:p>00:30:00</text:p>
          </table:table-cell>
          <table:table-cell office:value-type="time" office:time-value="PT0H30M0S" table:style-name="ce7">
            <text:p>00:30:00</text:p>
          </table:table-cell>
          <table:table-cell office:value-type="time" office:time-value="PT0H0M0S" table:formula="of:=[.D5]-[.E5]" table:style-name="ce7">
            <text:p>00:00:00</text:p>
          </table:table-cell>
          <table:table-cell office:value-type="float" office:value="1" table:formula="of:=[.E5]/([.E5]+[.F5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lobal</text:p>
          </table:table-cell>
          <table:table-cell office:value-type="string" table:style-name="ce4">
            <text:p>correction</text:p>
          </table:table-cell>
          <table:table-cell office:value-type="string" table:style-name="ce4">
            <text:p>Correction à faire</text:p>
          </table:table-cell>
          <table:table-cell office:value-type="time" office:time-value="PT1H0M0S" table:style-name="ce6">
            <text:p>01:00:00</text:p>
          </table:table-cell>
          <table:table-cell office:value-type="time" office:time-value="PT2H0M0S" table:style-name="ce7">
            <text:p>02:00:00</text:p>
          </table:table-cell>
          <table:table-cell office:value-type="time" office:time-value="PT0H0M0S" table:style-name="ce7">
            <text:p>00:00:00</text:p>
          </table:table-cell>
          <table:table-cell office:value-type="float" office:value="1" table:formula="of:=[.E6]/([.E6]+[.F6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ffichage</text:p>
          </table:table-cell>
          <table:table-cell office:value-type="string" table:style-name="ce4">
            <text:p>orthographe</text:p>
          </table:table-cell>
          <table:table-cell office:value-type="string" table:style-name="ce4">
            <text:p>orthographe de l’affichage</text:p>
          </table:table-cell>
          <table:table-cell office:value-type="time" office:time-value="PT0H30M0S" table:style-name="ce6">
            <text:p>00:30:00</text:p>
          </table:table-cell>
          <table:table-cell office:value-type="time" office:time-value="PT0H30M0S" table:style-name="ce7">
            <text:p>00:30:00</text:p>
          </table:table-cell>
          <table:table-cell office:value-type="time" office:time-value="PT0H0M0S" table:formula="of:=[.D7]-[.E7]" table:style-name="ce7">
            <text:p>00:00:00</text:p>
          </table:table-cell>
          <table:table-cell office:value-type="float" office:value="1" table:formula="of:=[.E7]/([.E7]+[.F7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lobal</text:p>
          </table:table-cell>
          <table:table-cell office:value-type="string" table:style-name="ce4">
            <text:p>base</text:p>
          </table:table-cell>
          <table:table-cell office:value-type="string" table:style-name="ce4">
            <text:p>BaseModel</text:p>
          </table:table-cell>
          <table:table-cell office:value-type="time" office:time-value="PT0H5M0S" table:style-name="ce6">
            <text:p>00:05:00</text:p>
          </table:table-cell>
          <table:table-cell office:value-type="time" office:time-value="PT0H5M0S" table:style-name="ce7">
            <text:p>00:05:00</text:p>
          </table:table-cell>
          <table:table-cell office:value-type="time" office:time-value="PT0H0M0S" table:formula="of:=[.D8]-[.E8]" table:style-name="ce7">
            <text:p>00:00:00</text:p>
          </table:table-cell>
          <table:table-cell office:value-type="float" office:value="1" table:formula="of:=[.E8]/([.E8]+[.F8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age Utilisateur</text:p>
          </table:table-cell>
          <table:table-cell office:value-type="string" table:style-name="ce4">
            <text:p>CRUD</text:p>
          </table:table-cell>
          <table:table-cell office:value-type="string" table:style-name="ce4">
            <text:p>Faire le CRUD</text:p>
          </table:table-cell>
          <table:table-cell office:value-type="time" office:time-value="PT0H10M0S" table:style-name="ce6">
            <text:p>00:10:00</text:p>
          </table:table-cell>
          <table:table-cell office:value-type="time" office:time-value="PT0H15M0S" table:style-name="ce8">
            <text:p>00:15:00</text:p>
          </table:table-cell>
          <table:table-cell office:value-type="time" office:time-value="PT0H0M0S" table:style-name="ce7">
            <text:p>00:00:00</text:p>
          </table:table-cell>
          <table:table-cell office:value-type="float" office:value="1" table:formula="of:=[.E9]/([.E9]+[.F9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age Categorie</text:p>
          </table:table-cell>
          <table:table-cell office:value-type="string" table:style-name="ce4">
            <text:p>CRUD</text:p>
          </table:table-cell>
          <table:table-cell office:value-type="string" table:style-name="ce4">
            <text:p>Faire le CRUD</text:p>
          </table:table-cell>
          <table:table-cell office:value-type="time" office:time-value="PT0H30M0S" table:style-name="ce6">
            <text:p>00:30:00</text:p>
          </table:table-cell>
          <table:table-cell office:value-type="time" office:time-value="PT0H45M0S" table:style-name="ce8">
            <text:p>00:45:00</text:p>
          </table:table-cell>
          <table:table-cell office:value-type="time" office:time-value="PT0H0M0S" table:style-name="ce7">
            <text:p>00:00:00</text:p>
          </table:table-cell>
          <table:table-cell office:value-type="float" office:value="1" table:formula="of:=[.E10]/([.E10]+[.F10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age Employé</text:p>
          </table:table-cell>
          <table:table-cell office:value-type="string" table:style-name="ce4">
            <text:p>CRUD</text:p>
          </table:table-cell>
          <table:table-cell office:value-type="string" table:style-name="ce4">
            <text:p>Faire le CRUD</text:p>
          </table:table-cell>
          <table:table-cell office:value-type="time" office:time-value="PT0H30M0S" table:style-name="ce6">
            <text:p>00:30:00</text:p>
          </table:table-cell>
          <table:table-cell office:value-type="time" office:time-value="PT0H45M0S" table:style-name="ce8">
            <text:p>00:45:00</text:p>
          </table:table-cell>
          <table:table-cell office:value-type="time" office:time-value="PT0H0M0S" table:style-name="ce7">
            <text:p>00:00:00</text:p>
          </table:table-cell>
          <table:table-cell office:value-type="float" office:value="1" table:formula="of:=[.E11]/([.E11]+[.F11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age Suppl</text:p>
          </table:table-cell>
          <table:table-cell office:value-type="string" table:style-name="ce4">
            <text:p>CRUD</text:p>
          </table:table-cell>
          <table:table-cell office:value-type="string" table:style-name="ce4">
            <text:p>Faire le CRUD</text:p>
          </table:table-cell>
          <table:table-cell office:value-type="time" office:time-value="PT0H30M0S" table:style-name="ce6">
            <text:p>00:30:00</text:p>
          </table:table-cell>
          <table:table-cell office:value-type="time" office:time-value="PT0H38M0S" table:style-name="ce8">
            <text:p>00:38:00</text:p>
          </table:table-cell>
          <table:table-cell office:value-type="time" office:time-value="PT0H0M0S" table:style-name="ce7">
            <text:p>00:00:00</text:p>
          </table:table-cell>
          <table:table-cell office:value-type="float" office:value="1" table:formula="of:=[.E12]/([.E12]+[.F12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age pointage</text:p>
          </table:table-cell>
          <table:table-cell office:value-type="string" table:style-name="ce4">
            <text:p>affichage</text:p>
          </table:table-cell>
          <table:table-cell office:value-type="string" table:style-name="ce4">
            <text:p>liste employés</text:p>
          </table:table-cell>
          <table:table-cell office:value-type="time" office:time-value="PT0H5M0S" table:style-name="ce6">
            <text:p>00:05:00</text:p>
          </table:table-cell>
          <table:table-cell office:value-type="time" office:time-value="PT0H5M0S" table:style-name="ce8">
            <text:p>00:05:00</text:p>
          </table:table-cell>
          <table:table-cell office:value-type="time" office:time-value="PT0H0M0S" table:formula="of:=[.D13]-[.E13]" table:style-name="ce7">
            <text:p>00:00:00</text:p>
          </table:table-cell>
          <table:table-cell office:value-type="float" office:value="1" table:formula="of:=[.E13]/([.E13]+[.F13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age pointage</text:p>
          </table:table-cell>
          <table:table-cell office:value-type="string" table:style-name="ce4">
            <text:p>contrôlleur</text:p>
          </table:table-cell>
          <table:table-cell office:value-type="string" table:style-name="ce4">
            <text:p>GetEmploye &amp; GetPointage</text:p>
          </table:table-cell>
          <table:table-cell office:value-type="time" office:time-value="PT0H5M0S" table:style-name="ce6">
            <text:p>00:05:00</text:p>
          </table:table-cell>
          <table:table-cell office:value-type="time" office:time-value="PT0H9M0S" table:style-name="ce8">
            <text:p>00:09:00</text:p>
          </table:table-cell>
          <table:table-cell office:value-type="time" office:time-value="PT0H0M0S" table:style-name="ce7">
            <text:p>00:00:00</text:p>
          </table:table-cell>
          <table:table-cell office:value-type="float" office:value="1" table:formula="of:=[.E14]/([.E14]+[.F14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age pointage</text:p>
          </table:table-cell>
          <table:table-cell office:value-type="string" table:style-name="ce4">
            <text:p>affichage</text:p>
          </table:table-cell>
          <table:table-cell office:value-type="string" table:style-name="ce4">
            <text:p>Pointage</text:p>
          </table:table-cell>
          <table:table-cell office:value-type="time" office:time-value="PT0H20M0S" table:style-name="ce6">
            <text:p>00:20:00</text:p>
          </table:table-cell>
          <table:table-cell office:value-type="time" office:time-value="PT0H27M0S" table:style-name="ce8">
            <text:p>00:27:00</text:p>
          </table:table-cell>
          <table:table-cell office:value-type="time" office:time-value="PT0H0M0S" table:style-name="ce7">
            <text:p>00:00:00</text:p>
          </table:table-cell>
          <table:table-cell office:value-type="float" office:value="1" table:formula="of:=[.E15]/([.E15]+[.F15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age pointage</text:p>
          </table:table-cell>
          <table:table-cell office:value-type="string" table:style-name="ce4">
            <text:p>contrôlleur</text:p>
          </table:table-cell>
          <table:table-cell office:value-type="string" table:style-name="ce4">
            <text:p>postPointage</text:p>
          </table:table-cell>
          <table:table-cell office:value-type="time" office:time-value="PT0H5M0S" table:style-name="ce6">
            <text:p>00:05:00</text:p>
          </table:table-cell>
          <table:table-cell office:value-type="time" office:time-value="PT0H10M0S" table:style-name="ce8">
            <text:p>00:10:00</text:p>
          </table:table-cell>
          <table:table-cell office:value-type="time" office:time-value="PT0H0M0S" table:style-name="ce7">
            <text:p>00:00:00</text:p>
          </table:table-cell>
          <table:table-cell office:value-type="float" office:value="1" table:formula="of:=[.E16]/([.E16]+[.F16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age pointage</text:p>
          </table:table-cell>
          <table:table-cell office:value-type="string" table:style-name="ce4">
            <text:p>métier</text:p>
          </table:table-cell>
          <table:table-cell office:value-type="string" table:style-name="ce4">
            <text:p>calculerHeure</text:p>
          </table:table-cell>
          <table:table-cell office:value-type="time" office:time-value="PT1H0M0S" table:style-name="ce6">
            <text:p>01:00:00</text:p>
          </table:table-cell>
          <table:table-cell office:value-type="time" office:time-value="PT1H29M0S" table:style-name="ce8">
            <text:p>01:29:00</text:p>
          </table:table-cell>
          <table:table-cell office:value-type="time" office:time-value="PT0H0M0S" table:style-name="ce7">
            <text:p>00:00:00</text:p>
          </table:table-cell>
          <table:table-cell office:value-type="float" office:value="1" table:formula="of:=[.E17]/([.E17]+[.F17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age max supp</text:p>
          </table:table-cell>
          <table:table-cell office:value-type="string" table:style-name="ce4">
            <text:p>CRUD</text:p>
          </table:table-cell>
          <table:table-cell office:value-type="string" table:style-name="ce4">
            <text:p>Faire le CRUD</text:p>
          </table:table-cell>
          <table:table-cell office:value-type="time" office:time-value="PT0H20M0S" table:style-name="ce6">
            <text:p>00:20:00</text:p>
          </table:table-cell>
          <table:table-cell office:value-type="time" office:time-value="PT0H24M0S" table:style-name="ce7">
            <text:p>00:24:00</text:p>
          </table:table-cell>
          <table:table-cell office:value-type="time" office:time-value="PT0H0M0S" table:style-name="ce7">
            <text:p>00:00:00</text:p>
          </table:table-cell>
          <table:table-cell office:value-type="float" office:value="1" table:formula="of:=[.E18]/([.E18]+[.F18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age majorer</text:p>
          </table:table-cell>
          <table:table-cell office:value-type="string" table:style-name="ce4">
            <text:p>CRUD</text:p>
          </table:table-cell>
          <table:table-cell office:value-type="string" table:style-name="ce4">
            <text:p>Faire le CRUD</text:p>
          </table:table-cell>
          <table:table-cell office:value-type="time" office:time-value="PT0H30M0S" table:style-name="ce6">
            <text:p>00:30:00</text:p>
          </table:table-cell>
          <table:table-cell office:value-type="time" office:time-value="PT0H33M0S" table:style-name="ce8">
            <text:p>00:33:00</text:p>
          </table:table-cell>
          <table:table-cell office:value-type="time" office:time-value="PT0H0M0S" table:style-name="ce7">
            <text:p>00:00:00</text:p>
          </table:table-cell>
          <table:table-cell office:value-type="float" office:value="1" table:formula="of:=[.E19]/([.E19]+[.F19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Toutes pages</text:p>
          </table:table-cell>
          <table:table-cell office:value-type="string" table:style-name="ce4">
            <text:p>affichage</text:p>
          </table:table-cell>
          <table:table-cell office:value-type="string" table:style-name="ce4">
            <text:p>Configuration des autorisations</text:p>
          </table:table-cell>
          <table:table-cell office:value-type="time" office:time-value="PT0H10M0S" table:style-name="ce6">
            <text:p>00:10:00</text:p>
          </table:table-cell>
          <table:table-cell office:value-type="time" office:time-value="PT0H10M0S" table:style-name="ce7">
            <text:p>00:10:00</text:p>
          </table:table-cell>
          <table:table-cell office:value-type="time" office:time-value="PT0H0M0S" table:formula="of:=[.D20]-[.E20]" table:style-name="ce7">
            <text:p>00:00:00</text:p>
          </table:table-cell>
          <table:table-cell office:value-type="float" office:value="1" table:formula="of:=[.E20]/([.E20]+[.F20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age pointage</text:p>
          </table:table-cell>
          <table:table-cell office:value-type="string" table:style-name="ce4">
            <text:p>métier</text:p>
          </table:table-cell>
          <table:table-cell office:value-type="string" table:style-name="ce4">
            <text:p>insertion des pointages</text:p>
          </table:table-cell>
          <table:table-cell office:value-type="time" office:time-value="PT0H10M0S" table:style-name="ce6">
            <text:p>00:10:00</text:p>
          </table:table-cell>
          <table:table-cell office:value-type="time" office:time-value="PT0H28M0S" table:style-name="ce7">
            <text:p>00:28:00</text:p>
          </table:table-cell>
          <table:table-cell office:value-type="time" office:time-value="PT0H0M0S" table:style-name="ce7">
            <text:p>00:00:00</text:p>
          </table:table-cell>
          <table:table-cell office:value-type="float" office:value="1" table:formula="of:=[.E21]/([.E21]+[.F21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lobal</text:p>
          </table:table-cell>
          <table:table-cell office:value-type="string" table:style-name="ce4">
            <text:p>affichage</text:p>
          </table:table-cell>
          <table:table-cell office:value-type="string" table:style-name="ce4">
            <text:p>Mobile first</text:p>
          </table:table-cell>
          <table:table-cell office:value-type="time" office:time-value="PT0H5M0S" table:style-name="ce6">
            <text:p>00:05:00</text:p>
          </table:table-cell>
          <table:table-cell office:value-type="time" office:time-value="PT0H5M0S" table:style-name="ce7">
            <text:p>00:05:00</text:p>
          </table:table-cell>
          <table:table-cell office:value-type="time" office:time-value="PT0H0M0S" table:formula="of:=[.D22]-[.E22]" table:style-name="ce7">
            <text:p>00:00:00</text:p>
          </table:table-cell>
          <table:table-cell office:value-type="float" office:value="1" table:formula="of:=[.E22]/([.E22]+[.F22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age pointage</text:p>
          </table:table-cell>
          <table:table-cell office:value-type="string" table:style-name="ce4">
            <text:p>métier</text:p>
          </table:table-cell>
          <table:table-cell office:value-type="string" table:style-name="ce4">
            <text:p>exporter PDF Paie</text:p>
          </table:table-cell>
          <table:table-cell office:value-type="time" office:time-value="PT0H35M0S" table:style-name="ce6">
            <text:p>00:35:00</text:p>
          </table:table-cell>
          <table:table-cell office:value-type="time" office:time-value="PT0H41M0S" table:style-name="ce9">
            <text:p>00:41:00</text:p>
          </table:table-cell>
          <table:table-cell office:value-type="time" office:time-value="PT0H0M0S" table:style-name="ce7">
            <text:p>00:00:00</text:p>
          </table:table-cell>
          <table:table-cell office:value-type="float" office:value="1" table:formula="of:=[.E23]/([.E23]+[.F23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age pointage</text:p>
          </table:table-cell>
          <table:table-cell office:value-type="string" table:style-name="ce4">
            <text:p>affichage</text:p>
          </table:table-cell>
          <table:table-cell office:value-type="string" table:style-name="ce4">
            <text:p>changement affichage</text:p>
          </table:table-cell>
          <table:table-cell office:value-type="time" office:time-value="PT0H10M0S" table:style-name="ce6">
            <text:p>00:10:00</text:p>
          </table:table-cell>
          <table:table-cell office:value-type="time" office:time-value="PT0H10M0S" table:style-name="ce7">
            <text:p>00:10:00</text:p>
          </table:table-cell>
          <table:table-cell office:value-type="time" office:time-value="PT0H0M0S" table:formula="of:=[.D24]-[.E24]" table:style-name="ce7">
            <text:p>00:00:00</text:p>
          </table:table-cell>
          <table:table-cell office:value-type="float" office:value="1" table:formula="of:=[.E24]/([.E24]+[.F24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age pointage</text:p>
          </table:table-cell>
          <table:table-cell office:value-type="string" table:style-name="ce4">
            <text:p>métier</text:p>
          </table:table-cell>
          <table:table-cell office:value-type="string" table:style-name="ce4">
            <text:p>calculerHeure changement</text:p>
          </table:table-cell>
          <table:table-cell office:value-type="time" office:time-value="PT0H20M0S" table:style-name="ce6">
            <text:p>00:20:00</text:p>
          </table:table-cell>
          <table:table-cell office:value-type="time" office:time-value="PT0H30M0S" table:style-name="ce7">
            <text:p>00:30:00</text:p>
          </table:table-cell>
          <table:table-cell office:value-type="time" office:time-value="PT0H0M0S" table:style-name="ce7">
            <text:p>00:00:00</text:p>
          </table:table-cell>
          <table:table-cell office:value-type="float" office:value="1" table:formula="of:=[.E25]/([.E25]+[.F25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age paie</text:p>
          </table:table-cell>
          <table:table-cell office:value-type="string" table:style-name="ce4">
            <text:p>affichage</text:p>
          </table:table-cell>
          <table:table-cell office:value-type="string" table:style-name="ce4">
            <text:p>Fiche de paie</text:p>
          </table:table-cell>
          <table:table-cell office:value-type="time" office:time-value="PT0H10M0S" table:style-name="ce6">
            <text:p>00:10:00</text:p>
          </table:table-cell>
          <table:table-cell office:value-type="time" office:time-value="PT0H10M0S" table:style-name="ce7">
            <text:p>00:10:00</text:p>
          </table:table-cell>
          <table:table-cell office:value-type="time" office:time-value="PT0H0M0S" table:formula="of:=[.D26]-[.E26]" table:style-name="ce7">
            <text:p>00:00:00</text:p>
          </table:table-cell>
          <table:table-cell office:value-type="float" office:value="1" table:formula="of:=[.E26]/([.E26]+[.F26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age paie</text:p>
          </table:table-cell>
          <table:table-cell office:value-type="string" table:style-name="ce4">
            <text:p>métier</text:p>
          </table:table-cell>
          <table:table-cell office:value-type="string" table:style-name="ce4">
            <text:p>calculerPaie</text:p>
          </table:table-cell>
          <table:table-cell office:value-type="time" office:time-value="PT0H30M0S" table:style-name="ce6">
            <text:p>00:30:00</text:p>
          </table:table-cell>
          <table:table-cell office:value-type="time" office:time-value="PT0H35M0S" table:style-name="ce7">
            <text:p>00:35:00</text:p>
          </table:table-cell>
          <table:table-cell office:value-type="time" office:time-value="PT0H0M0S" table:style-name="ce7">
            <text:p>00:00:00</text:p>
          </table:table-cell>
          <table:table-cell office:value-type="float" office:value="1" table:formula="of:=[.E27]/([.E27]+[.F27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age statistiques</text:p>
          </table:table-cell>
          <table:table-cell office:value-type="string" table:style-name="ce4">
            <text:p>affichage</text:p>
          </table:table-cell>
          <table:table-cell office:value-type="string" table:style-name="ce4">
            <text:p>Employé avec montant total à payer</text:p>
          </table:table-cell>
          <table:table-cell office:value-type="time" office:time-value="PT0H15M0S" table:style-name="ce6">
            <text:p>00:15:00</text:p>
          </table:table-cell>
          <table:table-cell office:value-type="time" office:time-value="PT0H22M0S" table:style-name="ce7">
            <text:p>00:22:00</text:p>
          </table:table-cell>
          <table:table-cell office:value-type="time" office:time-value="PT0H0M0S" table:style-name="ce7">
            <text:p>00:00:00</text:p>
          </table:table-cell>
          <table:table-cell office:value-type="float" office:value="1" table:formula="of:=[.E28]/([.E28]+[.F28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age statistiques</text:p>
          </table:table-cell>
          <table:table-cell office:value-type="string" table:style-name="ce4">
            <text:p>contrôlleur</text:p>
          </table:table-cell>
          <table:table-cell office:value-type="string" table:style-name="ce4">
            <text:p>geStatistiques</text:p>
          </table:table-cell>
          <table:table-cell office:value-type="time" office:time-value="PT0H5M0S" table:style-name="ce6">
            <text:p>00:05:00</text:p>
          </table:table-cell>
          <table:table-cell office:value-type="time" office:time-value="PT0H5M0S" table:style-name="ce7">
            <text:p>00:05:00</text:p>
          </table:table-cell>
          <table:table-cell office:value-type="time" office:time-value="PT0H0M0S" table:formula="of:=[.D29]-[.E29]" table:style-name="ce7">
            <text:p>00:00:00</text:p>
          </table:table-cell>
          <table:table-cell office:value-type="float" office:value="1" table:formula="of:=[.E29]/([.E29]+[.F29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age statistiques</text:p>
          </table:table-cell>
          <table:table-cell office:value-type="string" table:style-name="ce4">
            <text:p>métier</text:p>
          </table:table-cell>
          <table:table-cell office:value-type="string" table:style-name="ce4">
            <text:p>Statistiques</text:p>
          </table:table-cell>
          <table:table-cell office:value-type="time" office:time-value="PT0H20M0S" table:style-name="ce6">
            <text:p>00:20:00</text:p>
          </table:table-cell>
          <table:table-cell office:value-type="time" office:time-value="PT0H27M0S" table:style-name="ce7">
            <text:p>00:27:00</text:p>
          </table:table-cell>
          <table:table-cell office:value-type="time" office:time-value="PT0H0M0S" table:style-name="ce7">
            <text:p>00:00:00</text:p>
          </table:table-cell>
          <table:table-cell office:value-type="float" office:value="1" table:formula="of:=[.E30]/([.E30]+[.F30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age statistiques</text:p>
          </table:table-cell>
          <table:table-cell office:value-type="string" table:style-name="ce4">
            <text:p>métier</text:p>
          </table:table-cell>
          <table:table-cell office:value-type="string" table:style-name="ce4">
            <text:p>Statistiques catégorie employé</text:p>
          </table:table-cell>
          <table:table-cell office:value-type="time" office:time-value="PT0H20M0S" table:style-name="ce6">
            <text:p>00:20:00</text:p>
          </table:table-cell>
          <table:table-cell office:value-type="time" office:time-value="PT1H30M0S" table:style-name="ce6">
            <text:p>01:30:00</text:p>
          </table:table-cell>
          <table:table-cell office:value-type="time" office:time-value="PT0H0M0S" table:style-name="ce7">
            <text:p>00:00:00</text:p>
          </table:table-cell>
          <table:table-cell office:value-type="float" office:value="1" table:formula="of:=[.E31]/([.E31]+[.F31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age insertion de heure</text:p>
          </table:table-cell>
          <table:table-cell office:value-type="string" table:style-name="ce4">
            <text:p>métier</text:p>
          </table:table-cell>
          <table:table-cell office:value-type="string" table:style-name="ce4">
            <text:p>check que nombre heures ≥ a et ≤ b</text:p>
          </table:table-cell>
          <table:table-cell office:value-type="time" office:time-value="PT0H10M0S" table:style-name="ce6">
            <text:p>00:10:00</text:p>
          </table:table-cell>
          <table:table-cell office:value-type="time" office:time-value="PT0H10M0S" table:style-name="ce6">
            <text:p>00:10:00</text:p>
          </table:table-cell>
          <table:table-cell office:value-type="time" office:time-value="PT0H0M0S" table:formula="of:=[.D32]-[.E32]" table:style-name="ce7">
            <text:p>00:00:00</text:p>
          </table:table-cell>
          <table:table-cell office:value-type="float" office:value="1" table:formula="of:=[.E32]/([.E32]+[.F32])" table:style-name="ce5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age pointage</text:p>
          </table:table-cell>
          <table:table-cell office:value-type="string" table:style-name="ce4">
            <text:p>métier</text:p>
          </table:table-cell>
          <table:table-cell office:value-type="string" table:style-name="ce4">
            <text:p>Mise à jour pointage</text:p>
          </table:table-cell>
          <table:table-cell office:value-type="time" office:time-value="PT0H20M0S" table:style-name="ce6">
            <text:p>00:20:00</text:p>
          </table:table-cell>
          <table:table-cell office:value-type="time" office:time-value="PT0H30M0S" table:style-name="ce6">
            <text:p>00:30:00</text:p>
          </table:table-cell>
          <table:table-cell office:value-type="time" office:time-value="PT0H0M0S" table:style-name="ce6">
            <text:p>00:00:00</text:p>
          </table:table-cell>
          <table:table-cell office:value-type="float" office:value="1" table:formula="of:=[.E33]/([.E33]+[.F33])" table:style-name="ce5">
            <text:p>1</text:p>
          </table:table-cell>
          <table:table-cell table:number-columns-repeated="16377"/>
        </table:table-row>
        <table:table-row table:style-name="ro2">
          <table:table-cell table:style-name="ce10"/>
          <table:table-cell table:number-columns-repeated="2" table:style-name="ce11"/>
          <table:table-cell table:number-columns-repeated="2" table:style-name="ce12"/>
          <table:table-cell table:style-name="ce6"/>
          <table:table-cell table:style-name="ce5"/>
          <table:table-cell table:number-columns-repeated="16377" table:style-name="ce13"/>
        </table:table-row>
        <table:table-row table:style-name="ro2">
          <table:table-cell table:number-columns-repeated="2" table:style-name="ce4"/>
          <table:table-cell office:value-type="string" table:style-name="ce14">
            <text:p>Total</text:p>
          </table:table-cell>
          <table:table-cell office:value-type="time" office:time-value="PT11H5M0S" table:formula="of:=SUM([.D3:.D33])" table:style-name="ce15">
            <text:p>11:05:00</text:p>
          </table:table-cell>
          <table:table-cell office:value-type="time" office:time-value="PT17H1M0S" table:formula="of:=SUM([.E2:.E33])" table:style-name="ce15">
            <text:p>17:01:00</text:p>
          </table:table-cell>
          <table:table-cell office:value-type="time" office:time-value="PT0H0M0S" table:formula="of:=SUM([.F2:.F33])" table:style-name="ce16">
            <text:p>00:00:00</text:p>
          </table:table-cell>
          <table:table-cell office:value-type="float" office:value="1" table:formula="of:=[.E35]/([.E35]+[.F35])" table:style-name="ce17">
            <text:p>1</text:p>
          </table:table-cell>
          <table:table-cell table:number-columns-repeated="16377"/>
        </table:table-row>
        <table:table-row table:number-rows-repeated="14" table:style-name="ro2">
          <table:table-cell table:number-columns-repeated="3" table:style-name="ce4"/>
          <table:table-cell table:number-columns-repeated="3" table:style-name="ce6"/>
          <table:table-cell table:style-name="ce5"/>
          <table:table-cell table:number-columns-repeated="16377"/>
        </table:table-row>
        <table:table-row table:style-name="ro2">
          <table:table-cell table:number-columns-repeated="3" table:style-name="ce1"/>
          <table:table-cell table:style-name="ce18"/>
          <table:table-cell table:number-columns-repeated="2" table:style-name="ce6"/>
          <table:table-cell table:style-name="ce5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number-rows-repeated="104852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time-style style:name="N37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Kaky Lachapelle</dc:creator>
    <meta:creation-date>2021-06-20T22:47:13Z</meta:creation-date>
    <dc:date>2021-12-14T08:10:50Z</dc:date>
    <meta:editing-cycles>192</meta:editing-cycles>
    <meta:editing-duration>PT120190S</meta:editing-duration>
  </office:meta>
</office:document-meta>
</file>